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mily-generic="swiss"/>
    <style:font-face style:name="Liberation Serif" svg:font-family="'Liberation Serif'"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text-properties style:font-name="Verdana"/>
    </style:style>
    <style:style style:name="P2" style:family="paragraph" style:parent-style-name="Standard">
      <style:paragraph-properties fo:line-height="200%"/>
      <style:text-properties style:font-name="Verdana" fo:font-weight="bold" style:font-weight-asian="bold" style:font-weight-complex="bold"/>
    </style:style>
    <style:style style:name="P3" style:family="paragraph" style:parent-style-name="Standard">
      <style:paragraph-properties fo:line-height="200%"/>
      <style:text-properties style:font-name="Verdana"/>
    </style:style>
    <style:style style:name="P4" style:family="paragraph" style:parent-style-name="Standard">
      <style:paragraph-properties fo:line-height="200%"/>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lestone 5b: Final Draft of Project Write -up</text:p>
      <text:p text:style-name="P4"/>
      <text:p text:style-name="P2">Our Implementation Goals:</text:p>
      <text:p text:style-name="P1"/>
      <text:p text:style-name="P1"><text:tab/>The project that we chose to implement was the Bytecode Interpreter. This language extension is meant to take in the source code, compile it into an intermediary bytecode code which is then finally interpreted by the bytecode interpreter. Our goal with this project was to first create the compiler that would be able to handle arithmetic expressions, assignments, types, variable, etc. Then if we had enough time we would move on to implementing the interpreter. The language that we worked with was IMP which provided a lot of the functions we wanted to implement early on. <text:s text:c="2"/></text:p>
      <text:p text:style-name="P1"><text:tab/>We wanted to start off with the simple functions so that we could gain a strong understanding of how the interpreter worked and what the bytecode should look like. If we have time, we want to attempt to move to other languages and implement the more advanced features like function calls, methods, and scope. </text:p>
      <text:p text:style-name="P1"/>
      <text:p text:style-name="P2">Our Current State in Implementation:</text:p>
      <text:p text:style-name="P2"><text:tab/><text:span text:style-name="T1">We currently have a working implementation for IMP, it takes in the ast from the parser and walks the ast recursively, generating bytecode for execution. <text:s/>It generates a list of bytecode for each node that it encounters, and then appends the lists to make one final list of all of the bytecodes. We also store the constants by using gStore to keep the constant pool. <text:s/>Once we are done traversing the ast, </text:span><text:soft-page-break/><text:span text:style-name="T1">we take our bytecode and run it through our virtual machine. <text:s/>This interpreter essentially takes a pointer as the current pc, and moves through the list of bytecode and executes the command. The interpreter is written as a giant case statement that matches the command from the bytecode, and then performs the necessary operations on the stack. <text:s/>Since the code only executes what is given by the test cases, the evaluation of the input may result in nothing, because the operations will perform, but no output to the screen is necessary. <text:s/>In the test cases provided, we will make sure to give examples that prove the interpreter is in fact doing the correct operations. <text:s text:c="2"/></text:span></text:p>
      <text:p text:style-name="P1"/>
      <text:p text:style-name="P1"><text:tab/>Once we had IMP completed, we wanted to take on NotC and see if we could implement our interpreter correctly. We ran into problems with the function declarations, and it ended up not being fully functional, but it works to some extent. This falls short of our ultimate goal, but we had to drastically change our goals after we figured out that our idea of a bytecode interpreter was completely wrong, so this is still a lot of progress. </text:p>
      <text:p text:style-name="P1"/>
      <text:p text:style-name="P2">How does our Implementation Work:</text:p>
      <text:p text:style-name="P1"/>
      <text:p text:style-name="P1"><text:tab/>The final implementation uses a system of integers(bytecode) mapped to different op codes that are put into the list. <text:s/>At first we just printed out a label as L0,L1,...,Ln for our labeling system. This turned out to cause problems, so we instead decided to keep counters and pushed the amount of bytes that were offset, and we moved according to that value. <text:s/>So we go through the list of <text:soft-page-break/>bytecodes iteratively, and when we see a goto or a jump label, we move to that offset and continue iterating.</text:p>
      <text:p text:style-name="P1"/>
      <text:p text:style-name="P2">The Syntax for Bytecode:</text:p>
      <text:p text:style-name="P1"/>
      <text:p text:style-name="P1"><text:tab/>A) What is the Syntax/Semantics</text:p>
      <text:p text:style-name="P1"/>
      <text:p text:style-name="P1"><text:s/>The Syntax and the Semantics for the project remain the same, regardless of the language. We did not have to alter anything in the language itself, but instead render a different approach for evaluating the input.</text:p>
      <text:p text:style-name="P1"/>
      <text:p text:style-name="P2">Our Thoughts on Final Implementation:</text:p>
      <text:p text:style-name="P1"/>
      <text:p text:style-name="P1"><text:tab/>Now we feel that we finally have a good understanding of a bytecode interpreter and how it is supposed to work. We would definitely try and get a more sound understanding from the start if we could, but hindsight is always perfect. <text:s/>We did not utilize our resources as well as we could of, and that led us into a very deep hole from the start. <text:s/>A better understanding of Scala would have also helped out tremendously as we felt we were very limited in what we could do and were confined to simple operations. This was what kept us from really moving forward with the project. Overall, we would have redone the very beginning and went into more of a planning phase so that we didn't end up with a lot of useless code that was completely irrelevant to the subject. We are still somewhat happy with the outcome though, because in the end we made a quick turnaround and we were <text:soft-page-break/>able to create a functional bytecode interpreter, even if it was only for IMP.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mily-generic="swiss"/>
    <style:font-face style:name="Liberation Serif" svg:font-family="'Liberation Serif'"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Garcia</meta:initial-creator>
    <meta:creation-date>2012-03-08T20:00:18</meta:creation-date>
    <dc:date>2012-03-22T00:14:02</dc:date>
    <dc:creator>Taylor Daw</dc:creator>
    <meta:editing-duration>PT2H54M48S</meta:editing-duration>
    <meta:editing-cycles>20</meta:editing-cycles>
    <meta:generator>LibreOffice/3.4$Linux LibreOffice_project/340m1$Build-502</meta:generator>
    <meta:document-statistic meta:table-count="0" meta:image-count="0" meta:object-count="0" meta:page-count="4" meta:paragraph-count="15" meta:word-count="752" meta:character-count="4305" meta:non-whitespace-character-count="3540"/>
  </office:meta>
</office:document-meta>
</file>